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in" fo:margin-bottom="0in" loext:contextual-spacing="false" fo:padding="0in" fo:border="none"/>
    </style:style>
    <style:style style:name="P2" style:family="paragraph" style:parent-style-name="Standard">
      <style:paragraph-properties fo:margin-top="0in" fo:margin-bottom="0in" loext:contextual-spacing="false" fo:line-height="115%" fo:text-align="justify" style:justify-single-word="false" fo:padding="0in" fo:border="none"/>
    </style:style>
    <style:style style:name="P3" style:family="paragraph" style:parent-style-name="Standard">
      <style:paragraph-properties fo:margin-top="0in" fo:margin-bottom="0in" loext:contextual-spacing="false" fo:line-height="115%" fo:text-align="justify" style:justify-single-word="false" fo:padding="0in" fo:border="none"/>
      <style:text-properties style:font-name="Times New Roman" style:font-name-asian="Times New Roman1" style:font-name-complex="Times New Roman1"/>
    </style:style>
    <style:style style:name="P4" style:family="paragraph" style:parent-style-name="Standard" style:master-page-name="Standard">
      <style:paragraph-properties fo:margin-top="0in" fo:margin-bottom="0in" loext:contextual-spacing="false" fo:line-height="115%" fo:text-align="justify" style:justify-single-word="false" style:page-number="1" fo:padding="0in" fo:border="none"/>
    </style:style>
    <style:style style:name="T1" style:family="text">
      <style:text-properties style:font-name="Times New Roman" style:font-name-asian="Times New Roman1" style:font-name-complex="Times New Roman1"/>
    </style:style>
    <style:style style:name="T2" style:family="text">
      <style:text-properties fo:color="#1155cc" style:font-name="Times New Roman" style:text-underline-style="solid" style:text-underline-width="auto" style:text-underline-color="font-color" style:font-name-asian="Times New Roman1" style:font-name-complex="Times New Roman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Alberich jest jednym z najlepszych polskich pisarzy fandomowych. Jest autorem takich dzieł, jak “Zegary”, “Opowieści o Szklanej Kuli” czy “Poszukiwacze Dawnej Chwały”. Dzisiaj porozmawiam z nim o jego przygodzie z fandomem</text:span></text:p>
      <text:p text:style-name="P3"/>
      <text:p text:style-name="P2"><text:span text:style-name="T1">Zodiak: Jak czujesz się po zdobyciu Oskara?</text:span></text:p>
      <text:p text:style-name="P2"><text:span text:style-name="T1">Alberich: Wyśmienicie. Każdy pisarz, nawet tak amatorski i początkujący jak ja, cieszy się, gdy go doceniają.</text:span></text:p>
      <text:p text:style-name="P2"><text:span text:style-name="T1"><text:s/></text:span></text:p>
      <text:p text:style-name="P2"><text:span text:style-name="T1">Z: Jak zareagowałeś na wygraną?</text:span></text:p>
      <text:p text:style-name="P2"><text:span text:style-name="T1">A: Paradoksalnie bardziej skupiłem się na tym, czego nie udało mi się zdobyć, czyli nagrody za najlepszy wielorozdziałowiec i Slice of Life. Potem spojrzałem na to chłodnym okiem i zrozumiałem, że nagroda za fabułę to może nawet większe wyróżnienie. Styl nigdy nie był moją najmocniejszą stroną (w moim mniemaniu), cieszę się więc, że przynajmniej potrafię w swojej opowieści odpowiednio rozłożyć informację i dramatyzm, na tyle, by zainteresować czytelników.</text:span></text:p>
      <text:p text:style-name="P2"><text:span text:style-name="T1"><text:s/></text:span></text:p>
      <text:p text:style-name="P2"><text:span text:style-name="T1">Z: Czy wygrana dużo dla Ciebie znaczy?</text:span></text:p>
      <text:p text:style-name="P2"><text:span text:style-name="T1">A: I tak, i nie. Tak, bo jednak wygrywanie jest po prostu przyjemne, a jednak jest to już jakaś wykładnia moich umiejętności, postępów i wyrobienia warsztatu. Nie, bo dużo jeszcze przede mną, a ja chciałbym pisać dużo lepiej niż na początku mojej bytności w fantomie.</text:span></text:p>
      <text:p text:style-name="P2"><text:span text:style-name="T1"><text:s/></text:span></text:p>
      <text:p text:style-name="P2"><text:span text:style-name="T1">Z: Skąd wziął się pomysł na “Zegary”?</text:span></text:p>
      <text:p text:style-name="P2"><text:span text:style-name="T1">A: Z inspiracji graniczącej z ludożerstwem. Jedna z moich ulubionych gier komputerowych, przygotówka „Zegarmistrz” włoskiego studia Trecision, wpłynęła na mnie tak bardzo, że zapragnąłem dostosować co ciekawsze pomysły z niej do swojego pierwszego, pełnokrwistego opowiadania. Gwoli ścisłości – nie posunąłem się do plagiatu, ostatecznie fabułę wymyśliłem sam, ale… „pożyczyłem” sobie co ciekawsze pomysły. I tak na przykład dysponujący sekretami i wpływami Zegarmistrz jest osią historii, a wszędzie dookoła pełno jest tajemnic i zegarów.</text:span></text:p>
      <text:p text:style-name="P2"><text:span text:style-name="T1"><text:s/></text:span></text:p>
      <text:p text:style-name="P2"><text:span text:style-name="T1">Z: Czy jesteś zadowolony z komentarzy, odpowiedzi i ogólnej reakcji na “Zegary”?</text:span></text:p>
      <text:p text:style-name="P2"><text:span text:style-name="T1">A: Było lepiej, niż mogłem przypuszczać. Wielu ludzi zaproponowało mi wsparcie i rady, pomogli mi z korektą i promocją opowiadania. W dodatku „Zegary” raczej się podobały, więc na odbiór też nie mam co narzekać. Dodam, że paru moich przyjaciół, z którymi kontakt utrzymuję do dzisiaj, znalazłem właśnie dzięki swoim tekstom.</text:span></text:p>
      <text:p text:style-name="P2"><text:span text:style-name="T1"><text:s/></text:span></text:p>
      <text:p text:style-name="P2"><text:span text:style-name="T1">Z: Które z Twoich opowiadań jest Twoim ulubionym, z którego jesteś najbardziej zadowolony?</text:span></text:p>
      <text:p text:style-name="P2"><text:span text:style-name="T1">A: Na jedno i drugie mam tę samą odpowiedź: „Opowieść o Szklanej Kuli”. Była najbardziej przemyślanym, dopracowanym i najciekawszym z moich opowiadań, z żadnego nie byłem tak bardzo zadowolony. Mam też spory sentyment do „Poszukiwaczy Ścieżek”, przez co czasem gryzie mnie sumienie, że nigdy ich nie skończyłem. Ogólnie im dłużej pisałem, tym bardziej ciągnęło mnie do Slice of Life’ów.</text:span></text:p>
      <text:p text:style-name="P2"><text:span text:style-name="T1"><text:s/></text:span></text:p>
      <text:p text:style-name="P2"><text:span text:style-name="T1">Z: Jakie jest Twoje zdanie na temat fanfikcji polskiego fandomu?</text:span></text:p>
      <text:p text:style-name="P2"><text:span text:style-name="T1">A: Może i nie jesteśmy tak potężni i wielcy, jak angielskojęzyczny fandom międzynarodowy, ale naprawdę nie mamy się czego wstydzić. Polacy nie gęsi i swoje opowiadania mają, czasami naprawdę znakomite. Największą zaletą naszej literackiej sceny fandomowej nie jest jednak rozmach ani jakość opowiadań, tylko całe to wsparcie, jakie mogą otrzymać początkujący, jeśli tylko tego chcą. Korekty, komentarze, porady, czytelnicy, miłe słowa, konstruktywna krytyka – nie wiem, jak jest teraz, ale takiej ilości tych wszystkich skarbów ze świecą było szukać gdzie indziej.</text:span></text:p>
      <text:p text:style-name="P2"><text:span text:style-name="T1"><text:s/></text:span></text:p>
      <text:p text:style-name="P2"><text:span text:style-name="T1">Z: Jak to się stało, że zacząłeś pisać o kolorowych salcesonach?</text:span></text:p>
      <text:p text:style-name="P2"><text:span text:style-name="T1">A: Byłem nieziemsko podjadany fandomem, gdy do niego dołączyłem, w dodatku za nic na świecie nie chciałem być tylko jego biernym uczestnikiem i obserwatorem, chciałem coś robić, tworzyć, działać! Rysować nie umiałem, tworzyć muzyki też nie, a z pisaniem przynajmniej próbowałem w szkole. Tak oto pewnego wieczoru postanowiłem spróbować swoich sił i jakoś poszło. Prawdę mówiąc, sam nie spodziewałem się, że coś z tego wyjdzie, dopiero gdy miałem jakieś trzydzieści stron na dysku, uznałem, że może to całe pisanie o kucykach ma przyszłość…</text:span></text:p>
      <text:p text:style-name="P2"><text:soft-page-break/><text:span text:style-name="T1"><text:s/></text:span></text:p>
      <text:p text:style-name="P2"><text:span text:style-name="T1">Z: Czy pisanie coś Ci dało?</text:span></text:p>
      <text:p text:style-name="P2"><text:span text:style-name="T1">A: Pisanie nie dało mi pieniędzy, to mnie boli najbardziej. A tak na poważnie, to z całą pewnością. To twórcze i rozwijające zajęcie, pozwala rozwinąć swoje pióro, obycie i umiejętność budowania dramatu i opowiadania. Sądzę, że przez te kilka lat naprawdę wiele się nauczyłem. Nie są to może umiejętności, które jakoś na co dzień procentują w życiu, ale kto wie, może w przyszłości uda mi się coś wydać? Wtedy będę mógł z całą stanowczością powiedzieć, że to po części dzięki fandomowi.</text:span></text:p>
      <text:p text:style-name="P2"><text:span text:style-name="T1"><text:s/></text:span></text:p>
      <text:p text:style-name="P2"><text:span text:style-name="T1">Z:: Czy czytujesz inne fanfiki? Jeśli tak, to jakie?</text:span></text:p>
      <text:p text:style-name="P2"><text:span text:style-name="T1">A: Teraz już trochę mniej, ale tak, czytuję. Bardzo podobały mi się niemal wszystkie dzieła, które wychodziły spod pióra Madeleine, tłumaczenia aTOMa to była najwyższa półka, Dolar tworzył naprawdę kozackie rzeczy (zwłaszcza „Progressio ex Machina”), bardzo lubiłem „Silent Ponyville”, czasem też poznawałem nowych kolegów, gdy spodobało mi się któreś z przypadkowych opowiadań (jak „Relikt” Bafflinga).</text:span></text:p>
      <text:p text:style-name="P2"><text:span text:style-name="T1"><text:s/></text:span></text:p>
      <text:p text:style-name="P2"><text:span text:style-name="T1">Z: Jaki jesteś poza fandomem?</text:span></text:p>
      <text:p text:style-name="P2"><text:span text:style-name="T1">A: Chyba taki sam, jak i w fandomie, ale o to trzeba raczej pytać ludzi, którzy mnie znają, a nie mnie.</text:span></text:p>
      <text:p text:style-name="P2"><text:span text:style-name="T1"><text:s/></text:span></text:p>
      <text:p text:style-name="P2"><text:span text:style-name="T1">Z: Czym się zajmujesz?</text:span></text:p>
      <text:p text:style-name="P2"><text:span text:style-name="T1">A: Studiuję w trybie wiecznym, w tej chwili matematykę, w planach mam zostanie programistą. A poza zawodowo, cóż… Czasem zdarza mi się tworzyć poezję, innym razem pisuję sobie scenariusze prostych gier i Visual Novel. Tymi ostatnimi wolałbym się jednak pochwalić, jak wreszcie uda mi się coś zrobić.</text:span></text:p>
      <text:p text:style-name="P2"><text:span text:style-name="T1"><text:s/></text:span></text:p>
      <text:p text:style-name="P2"><text:span text:style-name="T1">Z: Jak znalazłeś się w fandomie?</text:span></text:p>
      <text:p text:style-name="P2"><text:span text:style-name="T1">A: Zawsze lubiłem animacje, a tak się parę lat temu złożyło, że moja siostra na fali JJaya oglądała My Little Pony. Na początku robiłem sobie z tego jaja, wydawało mi się to piękną stratą czasu, potem jednak dałem się namówić na odcineczek i wciągnęło mnie. Dalej to już równia pochyła – odkrycie fandomu, własna twórczość, ponymeety, słowem: upadek.</text:span></text:p>
      <text:p text:style-name="P2"><text:span text:style-name="T1"><text:s/></text:span></text:p>
      <text:p text:style-name="P2"><text:span text:style-name="T1">Z: Który kucyk (bądź nie-kucyk) jest Twoim ulubionym?</text:span></text:p>
      <text:p text:style-name="P2"><text:span text:style-name="T1">A: Nic się pod tym względem nie zmieniło – Fluttershy. Całkiem lubię też Rarity i Pinkie Pie.</text:span></text:p>
      <text:p text:style-name="P2"><text:span text:style-name="T1"><text:s/></text:span></text:p>
      <text:p text:style-name="P2"><text:span text:style-name="T1">Z: Skąd wzięło się przezwisko “Alberich”?</text:span></text:p>
      <text:p text:style-name="P2"><text:span text:style-name="T1">A: Potrzebowałem znaleźć sobie na szybko nick i zostało. <text:s/>Jako że „Pierścień Nibelunga” Ryszarda Wagnera uważam za jedną z najwspanialszych rzeczy, jaką wydał ten świat, wziąłem stamtąd Albericha. Wprawdzie nie utożsamiam się specjalnie z królem karłów, który dla własnych ambicji i żądzy władzy przeklął miłość, jednak nazwa została i raz, że nieźle się przyjęła, a dwa, że sam się do niej przyzwyczaiłem.</text:span></text:p>
      <text:p text:style-name="P2"><text:span text:style-name="T1"><text:s/></text:span></text:p>
      <text:p text:style-name="P2"><text:span text:style-name="T1">Z: Jak oceniasz nasz polski fandom?</text:span></text:p>
      <text:p text:style-name="P2"><text:span text:style-name="T1">A: Na bogatości.</text:span></text:p>
      <text:p text:style-name="P2"><text:span text:style-name="T1"><text:s/></text:span></text:p>
      <text:p text:style-name="P2"><text:span text:style-name="T1">Z: Co sądzisz o fanach Celestii?</text:span></text:p>
      <text:p text:style-name="P2"><text:soft-page-break/><text:span text:style-name="T1">A: Buuu, ciekawsze byłoby pytanie, co sądzę o fanach Luny. Nie mam nic ani do jednej, ani do drugiej księżniczki, jednak ludzie, których przyciągają jako swoich wielbicieli, bywają… zabawni. Fani Celestii jak dla mnie nieco za bardzo adorują władzę i jej boskie przymioty, jednocześnie pokrętnie umniejszając samych siebie. Tylko co może powiedzieć psychofan Fluttershy, by nie zabrzmiało to jak hipokryzja lub głupota?</text:span></text:p>
      <text:p text:style-name="P2"><text:span text:style-name="T1"><text:s/></text:span></text:p>
      <text:p text:style-name="P2"><text:span text:style-name="T1">Z: Czy czytujesz nasz fanzin?</text:span></text:p>
      <text:p text:style-name="P2"><text:span text:style-name="T1">A: Raczej na wyrywki, nigdy nie przeczytałem żadnego od deski do deski. Atom pisywał świetne artykuły w tej niefandomowej części, warto rzucić okiem na recenzje, zdarzają się też czadowe artykuły w dziale kucykowym. Smutno mi trochę, że już nie wydajecie na bieżąco żadnej serii poradników literackich, miałbym powód zaglądać tam częściej.</text:span></text:p>
      <text:p text:style-name="P2"><text:span text:style-name="T1"><text:s/></text:span></text:p>
      <text:p text:style-name="P2"><text:span text:style-name="T1">Z: To już koniec naszego wywiadu. Serdecznie dziękuję i pozdrawiam Albericha!</text:span></text:p>
      <text:p text:style-name="P2"><text:span text:style-name="T1">A: Pozdrawiam serdecznie!</text:span></text:p>
      <text:p text:style-name="P3"/>
      <text:p text:style-name="P3"/>
      <text:p text:style-name="P2"><text:span text:style-name="T1">Obrazki:</text:span></text:p>
      <text:p text:style-name="P2"><text:a xlink:type="simple" xlink:href="http://bugplayer.deviantart.com/art/Fluttery-Day-645244482" text:style-name="Internet_20_link" text:visited-style-name="Visited_20_Internet_20_Link"><text:span text:style-name="T2">http://bugplayer.deviantart.com/art/Fluttery-Day-645244482</text:span></text:a></text:p>
      <text:p text:style-name="P2"><text:a xlink:type="simple" xlink:href="http://yakovlev-vad.deviantart.com/art/Favorite-place-Color-Sketch-668408843" text:style-name="Internet_20_link" text:visited-style-name="Visited_20_Internet_20_Link"><text:span text:style-name="T2">http://yakovlev-vad.deviantart.com/art/Favorite-place-Color-Sketch-668408843</text:span></text:a></text:p>
      <text:p text:style-name="P2"><text:a xlink:type="simple" xlink:href="http://dennyvixen.deviantart.com/art/Fluttershy-613257420" text:style-name="Internet_20_link" text:visited-style-name="Visited_20_Internet_20_Link"><text:span text:style-name="T2">http://dennyvixen.deviantart.com/art/Fluttershy-613257420</text:span></text:a></text:p>
      <text:p text:style-name="P2"><text:a xlink:type="simple" xlink:href="http://dennyvixen.deviantart.com/art/Just-One-Shot-of-Espresso-619842303" text:style-name="Internet_20_link" text:visited-style-name="Visited_20_Internet_20_Link"><text:span text:style-name="T2">http://dennyvixen.deviantart.com/art/Just-One-Shot-of-Espresso-619842303</text:span></text:a></text:p>
      <text:p text:style-name="P3"/>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pl"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pl"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3" meta:paragraph-count="62" meta:word-count="1111" meta:character-count="7513" meta:non-whitespace-character-count="6423"/>
    <meta:generator>LibreOfficeDev/5.1.0.3$Linux_X86_64 LibreOffice_project/</meta:generator>
  </office:meta>
</office:document-meta>
</file>